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1 - Categorize cada um dos seguintes itens como hardware ou software:</text:span></text:p>
      <text:p text:style-name="P1"><text:span text:style-name="T1">1. CPU - hardware</text:span></text:p>
      <text:p text:style-name="P1"><text:span text:style-name="T1">2. Disco rígido - hardware</text:span></text:p>
      <text:p text:style-name="P1"><text:span text:style-name="T1">3. Programa Word - software</text:span></text:p>
      <text:p text:style-name="P1"><text:span text:style-name="T1">4. Instagram- software</text:span></text:p>
      <text:p text:style-name="P1"><text:span text:style-name="T1">5. Teclado - hardware</text:span></text:p>
      <text:p text:style-name="P1"><text:span text:style-name="T1">2 - O que é software e qual sua importância? software é uma série de codigos e programas que são necessarios para executar diversas tarefas dentro de um computador.</text:span></text:p>
      <text:p text:style-name="P1"><text:span text:style-name="T1">3 - Defina com suas próprias palavras o que é algoritmo. São instruçoes que quando colocadas em uma ordem especifica faz com que se chegue em um final desejado;</text:span></text:p>
      <text:p text:style-name="P1"><text:span text:style-name="T1">4 - Cite exemplos de software usados na medicina, ciência no</text:span></text:p>
      <text:p text:style-name="P1"><text:span text:style-name="T1">entretenimento que você conhece.- ultrasom, radares/ sensores e tiktok</text:span></text:p>
      <text:p text:style-name="P1"><text:span text:style-name="T1">5 - Quais softwares deixa sua vida mais fácil? Quais deixam sua vida</text:span></text:p>
      <text:p text:style-name="P1"><text:span text:style-name="T1">mais complicada? ChatGPT e youtube// SIGAA</text:span></text:p>
      <text:p text:style-name="P1"><text:span text:style-name="T1">6 - Considere uma atividade de sua rotina diária. Como a computação</text:span></text:p>
      <text:p text:style-name="P1"><text:span text:style-name="T1">está direta ou indiretamente envolvida? Utilizando do computador e internet para conseguir resolver problemas</text:span></text:p>
      <text:p text:style-name="P1"><text:span text:style-name="T1">7 - A partir de sua experiência pessoal, descreva uma atividade que não</text:span></text:p>
      <text:p text:style-name="P1"><text:span text:style-name="T1">seria possível sem computadores. Jogar jogos online</text:span></text:p>
      <text:p text:style-name="P1"><text:span text:style-name="T1">8 - Faça uma Lista programas que você utiliza. Instagram, tiktok, whatsapp, word, excel,<text:s text:c="2"/>visual studio</text:span></text:p>
      <text:p text:style-name="P1"><text:span text:style-name="T1">9 - Faça uma lista com dez atividades que não utilizam computadores de</text:span></text:p>
      <text:p text:style-name="P1"><text:span text:style-name="T1">nenhuma maneira. Jogar futebol, cozinhar, ler um livro, andar de bicicleta, passear no parque, dirigir,<text:s text:c="2"/>conversar, nadar, dançar</text:span></text:p>
      <text:p text:style-name="P1"><text:span text:style-name="T1">10 - Você acha que a inteligência artificial vai acabar com empregos na</text:span></text:p>
      <text:p text:style-name="P1"><text:span text:style-name="T1">área da computação? Justifique. Não, pois no final das contas, as inteligencias artificiais nao tem conhecimento o bastante em seu banco de dados para se manterem sozinhas, entao sempre necessitará de um humano para manter seus servidores e programas ativos.</text:span></text:p>
      <text:p text:style-name="P1"><text:span text:style-name="T1">11 - Descreva a capacidade de seu computador em termos de</text:span></text:p>
      <text:p text:style-name="P1"><text:span text:style-name="T1">processamento, memória e armazenamento. Processador com 4 nucleos de thread, Memoria RAM de 8GB e HD de 1TB/SSD 240</text:span></text:p>
      <text:p text:style-name="P1"><text:span text:style-name="T1">12 - Descreva um algoritmo para resolver um cubo mágico. 1; aprender a ordem. 2;decorar as cores. 3; montar</text:span></text:p>
      <text:p text:style-name="P1"><text:span text:style-name="T1">13 - Qual a diferença entre bit e byte?<text:s text:c="2"/>byte são 8 bits</text:span></text:p>
      <text:p text:style-name="P1"><text:span text:style-name="T1">14 - Como representar números reais usando sistema binário? dividindo o número decimal que você quer converter em binário por dois</text:span></text:p>
      <text:p text:style-name="P1"><text:span text:style-name="T1">15 - Descreva os passos para converter o número decimal 150 para sua</text:span></text:p>
      <text:p text:style-name="P1"><text:span text:style-name="T1">representação em binário. Dividir o numero 150 sucessivamente até alcançar o menor numero, depois anotar as sobras e junta las, formando um numero binario 10010110</text:span></text:p>
      <text:p text:style-name="P1"><text:span text:style-name="T1">16 - Descreva o papel do scrum master, dono do produto e do time de</text:span></text:p>
      <text:p text:style-name="P1"><text:span text:style-name="T1">desenvolvimento. O scrum master é responsavel por liderar e ajudar. O dono do produto é responsavel pelo valor dado baseada na experiencia do produto e o time de desenvolvimento fica com a parte pratica, de desenvolver</text:span></text:p>
      <text:p text:style-name="P1"><text:span text:style-name="T1">17 - Descreva os comandos para mover, copiar, e remover arquivos</text:span></text:p>
      <text:p text:style-name="P1"><text:span text:style-name="T1">usando linha de comando no sistema operacional que você utiliza. MV, CRTL+C, CTRL+A+DEL</text:span></text:p>
      <text:p text:style-name="P1"><text:span text:style-name="T1">18 - Qual o padrão IEEE para redes WiFi? E para o Bluetooth?</text:span></text:p>
      <text:p text:style-name="P1"><text:span text:style-name="T1">802.11 e 802.15.1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